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officeooo:rsid="0000b433" officeooo:paragraph-rsid="0000b433"/>
    </style:style>
    <style:style style:name="P2" style:family="paragraph" style:parent-style-name="Standard">
      <style:text-properties fo:language="en" fo:country="GB" officeooo:rsid="00022f71" officeooo:paragraph-rsid="00022f71"/>
    </style:style>
    <style:style style:name="P3" style:family="paragraph" style:parent-style-name="Standard" style:list-style-name="L1">
      <style:text-properties fo:language="en" fo:country="GB" officeooo:rsid="00022f71" officeooo:paragraph-rsid="00022f71"/>
    </style:style>
    <style:style style:name="P4" style:family="paragraph" style:parent-style-name="Standard" style:list-style-name="L1">
      <style:text-properties fo:language="en" fo:country="GB" officeooo:rsid="00027dcd" officeooo:paragraph-rsid="00027dcd"/>
    </style:style>
    <style:style style:name="P5" style:family="paragraph" style:parent-style-name="Standard" style:list-style-name="L1">
      <style:text-properties style:font-name="Liberation Serif1" fo:language="en" fo:country="GB" officeooo:rsid="00027dcd" officeooo:paragraph-rsid="00027dcd" style:font-name-asian="Liberation Serif1" style:font-name-complex="Liberation Serif1"/>
    </style:style>
    <style:style style:name="P6" style:family="paragraph" style:parent-style-name="Standard" style:list-style-name="L1">
      <style:text-properties style:font-name="Liberation Serif1" fo:language="en" fo:country="GB" officeooo:rsid="00042673" officeooo:paragraph-rsid="00042673" style:font-name-asian="Liberation Serif1" style:font-name-complex="Liberation Serif1"/>
    </style:style>
    <style:style style:name="P7" style:family="paragraph" style:parent-style-name="Standard">
      <style:text-properties style:font-name="Liberation Serif1" fo:language="en" fo:country="GB" officeooo:rsid="00042673" officeooo:paragraph-rsid="00042673" style:font-name-asian="Liberation Serif1" style:font-name-complex="Liberation Serif1"/>
    </style:style>
    <style:style style:name="P8" style:family="paragraph" style:parent-style-name="Standard">
      <style:text-properties style:font-name="Liberation Serif1" fo:language="en" fo:country="GB" officeooo:rsid="00042673" officeooo:paragraph-rsid="0005151b" style:font-name-asian="Liberation Serif1" style:font-name-complex="Liberation Serif1"/>
    </style:style>
    <style:style style:name="P9" style:family="paragraph" style:parent-style-name="Standard" style:list-style-name="L3">
      <style:text-properties style:font-name="Liberation Serif1" fo:language="en" fo:country="GB" officeooo:rsid="00042673" officeooo:paragraph-rsid="00042673" style:font-name-asian="Liberation Serif1" style:font-name-complex="Liberation Serif1"/>
    </style:style>
    <style:style style:name="P10" style:family="paragraph" style:parent-style-name="Standard" style:list-style-name="L3">
      <style:text-properties style:font-name="Liberation Serif1" fo:language="en" fo:country="GB" officeooo:rsid="0005151b" officeooo:paragraph-rsid="0005151b" style:font-name-asian="Liberation Serif1" style:font-name-complex="Liberation Serif1"/>
    </style:style>
    <style:style style:name="P11" style:family="paragraph" style:parent-style-name="Standard">
      <style:text-properties style:font-name="Liberation Serif1" fo:language="en" fo:country="GB" officeooo:rsid="0005151b" officeooo:paragraph-rsid="0005151b" style:font-name-asian="Liberation Serif1" style:font-name-complex="Liberation Serif1"/>
    </style:style>
    <style:style style:name="P12" style:family="paragraph" style:parent-style-name="Standard">
      <style:paragraph-properties fo:line-height="115%" fo:text-align="justify" style:justify-single-word="false"/>
      <style:text-properties style:font-name="Liberation Serif1" fo:language="en" fo:country="GB" officeooo:rsid="0006383a" officeooo:paragraph-rsid="00098903" style:font-name-asian="Liberation Serif1" style:font-name-complex="Liberation Serif1"/>
    </style:style>
    <style:style style:name="P13" style:family="paragraph" style:parent-style-name="Standard">
      <style:paragraph-properties fo:line-height="115%" fo:text-align="justify" style:justify-single-word="false"/>
      <style:text-properties style:font-name="Liberation Serif1" fo:language="en" fo:country="GB" officeooo:rsid="00098903" officeooo:paragraph-rsid="00098903" style:font-name-asian="Liberation Serif1" style:font-name-complex="Liberation Serif1"/>
    </style:style>
    <style:style style:name="P14" style:family="paragraph" style:parent-style-name="Standard">
      <style:paragraph-properties fo:line-height="115%" fo:text-align="justify" style:justify-single-word="false"/>
      <style:text-properties style:font-name="Liberation Serif1" fo:language="en" fo:country="GB" officeooo:rsid="0009ae5f" officeooo:paragraph-rsid="0009ae5f" style:font-name-asian="Liberation Serif1" style:font-name-complex="Liberation Serif1"/>
    </style:style>
    <style:style style:name="P15" style:family="paragraph" style:parent-style-name="Standard" style:list-style-name="L2">
      <style:text-properties style:font-name="Liberation Serif1" fo:language="fr" fo:country="FR" officeooo:rsid="0005151b" officeooo:paragraph-rsid="0005151b" style:font-name-asian="Liberation Serif1" style:font-name-complex="Liberation Serif1"/>
    </style:style>
    <style:style style:name="P16" style:family="paragraph" style:parent-style-name="Standard" style:list-style-name="L3">
      <style:text-properties style:font-name="Liberation Serif1" fo:language="fr" fo:country="FR" officeooo:rsid="0005151b" officeooo:paragraph-rsid="0005151b" style:font-name-asian="Liberation Serif1" style:font-name-complex="Liberation Serif1"/>
    </style:style>
    <style:style style:name="T1" style:family="text">
      <style:text-properties fo:font-size="14pt"/>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027dcd" style:font-name-asian="Liberation Serif1" style:font-name-complex="Liberation Serif1"/>
    </style:style>
    <style:style style:name="T4" style:family="text">
      <style:text-properties style:font-name="Liberation Serif1" officeooo:rsid="00042673" style:font-name-asian="Liberation Serif1" style:font-name-complex="Liberation Serif1"/>
    </style:style>
    <style:style style:name="T5" style:family="text">
      <style:text-properties officeooo:rsid="00075377"/>
    </style:style>
    <style:style style:name="T6" style:family="text">
      <style:text-properties officeooo:rsid="0007a8ce"/>
    </style:style>
    <style:style style:name="T7" style:family="text">
      <style:text-properties officeooo:rsid="0009ae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ep 1</text:span>: What it is all about</text:p>
      <text:p text:style-name="P1"/>
      <text:p text:style-name="P2">Useful tools:</text:p>
      <text:list xml:id="list3290739904897769998" text:style-name="L1">
        <text:list-item>
          <text:p text:style-name="P3">A wallet: where you stock your money</text:p>
        </text:list-item>
        <text:list-item>
          <text:p text:style-name="P3">A hostel: cheap place where young people usually stay (YMCA)</text:p>
        </text:list-item>
        <text:list-item>
          <text:p text:style-name="P3">To supply: to provide</text:p>
        </text:list-item>
        <text:list-item>
          <text:p text:style-name="P3">To fuel (fig): to bring energy to make something work</text:p>
          <text:list>
            <text:list-header>
              <text:p text:style-name="P3">= alimenter</text:p>
            </text:list-header>
          </text:list>
        </text:list-item>
        <text:list-item>
          <text:p text:style-name="P3">To collapse: to fall apart</text:p>
        </text:list-item>
        <text:list-item>
          <text:p text:style-name="P3">A guest <text:span text:style-name="T2">≠ host</text:span></text:p>
        </text:list-item>
        <text:list-item>
          <text:p text:style-name="P3"><text:span text:style-name="T2">Accommodation: </text:span><text:span text:style-name="T3">lodging, dwelling</text:span></text:p>
          <text:list>
            <text:list-header>
              <text:p text:style-name="P5">= le logement</text:p>
            </text:list-header>
          </text:list>
        </text:list-item>
        <text:list-item>
          <text:p text:style-name="P5">A premise = un local</text:p>
        </text:list-item>
        <text:list-item>
          <text:p text:style-name="P5">A guest room, a spare room, a spare bed</text:p>
        </text:list-item>
        <text:list-item>
          <text:p text:style-name="P5">A backpacker: someone who travels around the world, with a backpack</text:p>
          <text:list>
            <text:list-header>
              <text:p text:style-name="P5">= un routier, un globe-trotter</text:p>
            </text:list-header>
          </text:list>
        </text:list-item>
        <text:list-item>
          <text:p text:style-name="P5">To put someone up: to accommodate someone</text:p>
        </text:list-item>
        <text:list-item>
          <text:p text:style-name="P5">A dig (fam): a place where to sleep</text:p>
          <text:list>
            <text:list-header>
              <text:p text:style-name="P5">= une piaule</text:p>
            </text:list-header>
          </text:list>
        </text:list-item>
        <text:list-item>
          <text:p text:style-name="P4"><text:span text:style-name="T2">A straw mat: </text:span><text:span text:style-name="T4">a place where Japanese people generally sleep</text:span></text:p>
          <text:list>
            <text:list-header>
              <text:p text:style-name="P6">= un tatami</text:p>
            </text:list-header>
          </text:list>
        </text:list-item>
      </text:list>
      <text:p text:style-name="P7"/>
      <text:p text:style-name="P7">Doc 2: What is Couch-Surfing?</text:p>
      <text:list xml:id="list3186841613649766481" text:style-name="L2">
        <text:list-item>
          <text:p text:style-name="P15">Type: Dialogue</text:p>
        </text:list-item>
        <text:list-item>
          <text:p text:style-name="P15">Nature: Un interview</text:p>
        </text:list-item>
        <text:list-item>
          <text:p text:style-name="P15">Interlocuteurs: 2</text:p>
          <text:list>
            <text:list-item>
              <text:p text:style-name="P15">Veronica, qui pose les questions</text:p>
            </text:list-item>
            <text:list-item>
              <text:p text:style-name="P15">Colmes Trend, celui qui répond</text:p>
            </text:list-item>
          </text:list>
        </text:list-item>
        <text:list-item>
          <text:p text:style-name="P15">Sujet:</text:p>
          <text:list>
            <text:list-item>
              <text:p text:style-name="P15">Le fonctionnement du “Couch-Surfing”</text:p>
            </text:list-item>
          </text:list>
        </text:list-item>
      </text:list>
      <text:p text:style-name="P8"/>
      <text:p text:style-name="P7">Questions in this doc:</text:p>
      <text:list xml:id="list7938825715500921849" text:style-name="L3">
        <text:list-item>
          <text:p text:style-name="P9">What is Couch-Surfing?</text:p>
          <text:list>
            <text:list-item>
              <text:p text:style-name="P16">Un moyen de voyage économique, un moyen de rencontrer des gens, de découvrir des cultures</text:p>
            </text:list-item>
          </text:list>
        </text:list-item>
        <text:list-item>
          <text:p text:style-name="P9">Are you actually staying on someone’s couch?</text:p>
          <text:list>
            <text:list-item>
              <text:p text:style-name="P10">Can be anything</text:p>
            </text:list-item>
          </text:list>
        </text:list-item>
        <text:list-item>
          <text:p text:style-name="P9">Where can you do Couch-Surfing?</text:p>
          <text:list>
            <text:list-item>
              <text:p text:style-name="P9"/>
            </text:list-item>
          </text:list>
        </text:list-item>
        <text:list-item>
          <text:p text:style-name="P9">How safe is it?</text:p>
          <text:list>
            <text:list-item>
              <text:p text:style-name="P10">There is a verification system </text:p>
            </text:list-item>
          </text:list>
        </text:list-item>
        <text:list-item>
          <text:p text:style-name="P9">How do you go about choosing a house?</text:p>
          <text:list>
            <text:list-item>
              <text:p text:style-name="P10">Search for the area, //</text:p>
            </text:list-item>
          </text:list>
        </text:list-item>
        <text:list-item>
          <text:p text:style-name="P9">Is it free? </text:p>
          <text:list>
            <text:list-item>
              <text:p text:style-name="P10">Hospitality, not monetary</text:p>
            </text:list-item>
          </text:list>
        </text:list-item>
        <text:list-item>
          <text:p text:style-name="P9">Do you have any tips for someone who wants to embark on their first Couch-Surfing experience?</text:p>
          <text:list>
            <text:list-item>
              <text:p text:style-name="P9"/>
            </text:list-item>
          </text:list>
        </text:list-item>
        <text:list-item>
          <text:p text:style-name="P9">How do you find out about Couch-Surfing?</text:p>
          <text:list>
            <text:list-item>
              <text:p text:style-name="P10">There is a website </text:p>
            </text:list-item>
          </text:list>
        </text:list-item>
      </text:list>
      <text:p text:style-name="P11"/>
      <text:p text:style-name="P11"><text:soft-page-break/></text:p>
      <text:p text:style-name="P12">This is a dialogue between a female journalist and a community manager, <text:span text:style-name="T6">Colmes</text:span>. The journalist asked for some details about Couch-Surfing. </text:p>
      <text:p text:style-name="P12"><text:span text:style-name="T5">To begin, she asked Colmes what CS was. It is a concept for any travellers who want to travel without paying their accommodation. They can make new friends as well as discovering a new culture. The hosts can offer either a spare-room, a place where to pitch the tent in the backyard or a couch. </text:span></text:p>
      <text:p text:style-name="P12"><text:span text:style-name="T5">Then the journalist asked “Where can you do CS?”. Colmes answered that there are over six hundred thousand members on the site and two hundred and twenty six countries are represented. It’s more of an app, it’s a real community sharing hospitality, trust, good moments, and opportunity. </text:span></text:p>
      <text:p text:style-name="P12"><text:span text:style-name="T5">After, the journalist wants to know how safe it is. Colmes answers the credit cards are checked to know the identity of users. Then people have to complete their profiles to let people know who they are and give them information. Moreover there is a system of comments and ratings to indicate if the host is safe or not. </text:span></text:p>
      <text:p text:style-name="P13">The journalist asked “How can you choose a house to do CS?”. Colmes answered that you just choose your destination and check the profiles to be sure the person is going to suit you and text them to know them better and to know when they can welcome you. </text:p>
      <text:p text:style-name="P13">She was surprised at the free service proposed by the system. <text:span text:style-name="T7">Then she wondered if Colmes had any tips about the app, and he answered “It’s a good idea to fill carefully your profile and to really go through several profiles to be sure.”</text:span></text:p>
      <text:p text:style-name="P13"/>
      <text:p text:style-name="P14">To conclude, it’s perfect for dary young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5:03:46.348000000</meta:creation-date>
    <dc:date>2019-02-07T14:57:26.958000000</dc:date>
    <meta:editing-duration>PT25M43S</meta:editing-duration>
    <meta:editing-cycles>4</meta:editing-cycles>
    <meta:generator>LibreOffice/5.1.6.2$Windows_x86 LibreOffice_project/07ac168c60a517dba0f0d7bc7540f5afa45f0909</meta:generator>
    <meta:document-statistic meta:table-count="0" meta:image-count="0" meta:object-count="0" meta:page-count="2" meta:paragraph-count="52" meta:word-count="561" meta:character-count="2951" meta:non-whitespace-character-count="2473"/>
  </office:meta>
</office:document-meta>
</file>